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52fe1" officeooo:paragraph-rsid="00052f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ferencial teórico jogos educacionais</text:p>
      <text:p text:style-name="P1"/>
      <text:p text:style-name="P1">Existem metodologias já propostas de como desenvolver diferentes tipos de jogos educacionais ou não, e existem vários relatos de metodologias seguidas no desenvolvimento de jogos educacionais. É requisito de um jogo educacional que ocorra a aprendizagem do aluno e que este esteja entrertido para o jogo ter uma aceitação melhor, caso contrário o jogo não será aderido pelos alunos/jogadores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15:40:32.418667026</meta:creation-date>
    <dc:date>2016-02-11T15:43:50.212258645</dc:date>
    <meta:editing-duration>PT3M18S</meta:editing-duration>
    <meta:editing-cycles>1</meta:editing-cycles>
    <meta:document-statistic meta:table-count="0" meta:image-count="0" meta:object-count="0" meta:page-count="1" meta:paragraph-count="2" meta:word-count="63" meta:character-count="430" meta:non-whitespace-character-count="369"/>
    <meta:generator>LibreOffice/5.1.2.2$Linux_X86_64 LibreOffice_project/10m0$Build-2</meta:generator>
  </office:meta>
</office:document-meta>
</file>